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Long_20_Dash" svg:stroke-width="0.106cm" draw:marker-start-width="0.359cm" draw:marker-end-width="0.359cm" svg:stroke-linecap="butt" draw:fill="none" draw:textarea-vertical-align="middle" fo:padding-top="0.178cm" fo:padding-bottom="0.178cm" fo:padding-left="0.303cm" fo:padding-right="0.303cm" loext:decorative="false"/>
    </style:style>
    <style:style style:name="gr2" style:family="graphic" style:parent-style-name="objectwithoutfill">
      <style:graphic-properties svg:stroke-width="0.106cm" svg:stroke-color="#000000" draw:marker-start-width="0.359cm" draw:marker-end="Arrowheads_20_1" draw:marker-end-width="0.459cm" draw:fill="none" draw:textarea-vertical-align="middle" fo:padding-top="0.178cm" fo:padding-bottom="0.178cm" fo:padding-left="0.303cm" fo:padding-right="0.303cm" loext:decorative="false"/>
    </style:style>
    <style:style style:name="gr3" style:family="graphic" style:parent-style-name="objectwithoutfill">
      <style:graphic-properties svg:stroke-width="0.106cm" svg:stroke-color="#000000" draw:marker-start-width="0.359cm" draw:marker-end="Arrowheads_20_2" draw:marker-end-width="0.459cm" draw:fill="none" draw:textarea-vertical-align="middle" fo:padding-top="0.178cm" fo:padding-bottom="0.178cm" fo:padding-left="0.303cm" fo:padding-right="0.303cm" loext:decorative="false"/>
    </style:style>
    <style:style style:name="gr4" style:family="graphic" style:parent-style-name="objectwithoutfill">
      <style:graphic-properties svg:stroke-width="0.106cm" svg:stroke-color="#000000" draw:marker-start-width="0.359cm" draw:marker-end="Arrowheads_20_3" draw:marker-end-width="0.459cm" draw:fill="none" draw:textarea-vertical-align="middle" fo:padding-top="0.178cm" fo:padding-bottom="0.178cm" fo:padding-left="0.303cm" fo:padding-right="0.303cm" loext:decorative="false"/>
    </style:style>
    <style:style style:name="gr5" style:family="graphic" style:parent-style-name="standard">
      <style:graphic-properties svg:stroke-color="#000000" draw:fill="solid" draw:fill-color="#f10d0c" draw:textarea-vertical-align="middle" draw:auto-grow-height="false" fo:min-height="0.222cm" fo:min-width="0.031cm" loext:decorative="false"/>
    </style:style>
    <style:style style:name="gr6" style:family="graphic" style:parent-style-name="objectwithoutfill">
      <style:graphic-properties svg:stroke-width="0.106cm" svg:stroke-color="#f10d0c" draw:marker-start-width="0.359cm" draw:marker-end="Arrowheads_20_4" draw:marker-end-width="0.459cm" draw:fill="none" draw:textarea-vertical-align="middle" fo:padding-top="0.178cm" fo:padding-bottom="0.178cm" fo:padding-left="0.303cm" fo:padding-right="0.303cm" loext:decorative="false"/>
    </style:style>
    <style:style style:name="gr7" style:family="graphic" style:parent-style-name="objectwithoutfill">
      <style:graphic-properties draw:stroke="dash" draw:stroke-dash="Dash_20__28_Rounded_29_" svg:stroke-width="0.106cm" svg:stroke-color="#069a2e" draw:marker-start-width="0.359cm" draw:marker-end="Arrowheads_20_5" draw:marker-end-width="0.459cm" svg:stroke-linecap="round" draw:fill="none" draw:textarea-vertical-align="middle" fo:padding-top="0.178cm" fo:padding-bottom="0.178cm" fo:padding-left="0.303cm" fo:padding-right="0.303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434cm" loext:decorative="false"/>
      <style:paragraph-properties style:writing-mode="lr-tb"/>
    </style:style>
    <style:style style:name="gr9" style:family="graphic" style:parent-style-name="standard">
      <style:graphic-properties svg:stroke-width="0.106cm" svg:stroke-color="#e8a202" draw:marker-start-width="0.359cm" draw:marker-end-width="0.359cm" draw:textarea-vertical-align="middle" fo:padding-top="0.178cm" fo:padding-bottom="0.178cm" fo:padding-left="0.303cm" fo:padding-right="0.303cm" loext:decorative="false"/>
    </style:style>
    <style:style style:name="gr10" style:family="graphic" style:parent-style-name="standard">
      <style:graphic-properties svg:stroke-width="0.106cm" svg:stroke-color="#069a2e" draw:marker-start-width="0.359cm" draw:marker-end-width="0.359cm" draw:textarea-vertical-align="middle" fo:padding-top="0.178cm" fo:padding-bottom="0.178cm" fo:padding-left="0.303cm" fo:padding-right="0.303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12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10d0c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069a2e" loext:opacity="100%" fo:font-size="24pt" style:font-size-asian="24pt" style:font-size-complex="24pt"/>
    </style:style>
    <style:style style:name="P5" style:family="paragraph">
      <loext:graphic-properties draw:fill="none" draw:fill-color="#ffffff"/>
      <style:paragraph-properties fo:text-align="center"/>
      <style:text-properties fo:color="#e8a202" loext:opacity="100%"/>
    </style:style>
    <style:style style:name="P6" style:family="paragraph">
      <loext:graphic-properties draw:fill="none" draw:fill-color="#ffffff"/>
      <style:paragraph-properties fo:text-align="center"/>
      <style:text-properties fo:color="#000000" loext:opacity="100%"/>
    </style:style>
    <style:style style:name="T1" style:family="text">
      <style:text-properties fo:color="#069a2e" loext:opacity="100%" style:font-name="Liberation Sans" fo:font-size="24pt" style:font-name-asian="Liberation Sans" style:font-size-asian="24pt" style:font-name-complex="Liberation Sans" style:font-size-complex="24pt"/>
    </style:style>
    <style:style style:name="T2" style:family="text">
      <style:text-properties fo:color="#e8a202" loext:opacity="100%" style:font-name="Liberation Sans" fo:font-size="24pt" style:font-name-asian="Liberation Sans" style:font-size-asian="24pt" style:font-name-complex="Liberation Sans" style:font-size-complex="24pt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6.453cm" svg:y1="4.408cm" svg:x2="16.454cm" svg:y2="16.992cm">
          <text:p/>
        </draw:line>
        <draw:line draw:style-name="gr2" draw:text-style-name="P1" draw:layer="layout" svg:x1="9.811cm" svg:y1="12.832cm" svg:x2="5.444cm" svg:y2="19.416cm">
          <text:p/>
        </draw:line>
        <draw:line draw:style-name="gr3" draw:text-style-name="P1" draw:layer="layout" svg:x1="9.811cm" svg:y1="12.832cm" svg:x2="23.542cm" svg:y2="12.748cm">
          <text:p/>
        </draw:line>
        <draw:line draw:style-name="gr4" draw:text-style-name="P1" draw:layer="layout" svg:x1="9.811cm" svg:y1="12.832cm" svg:x2="9.813cm" svg:y2="1.635cm">
          <text:p/>
        </draw:line>
        <draw:custom-shape draw:style-name="gr5" draw:text-style-name="P2" draw:layer="layout" svg:width="0.749cm" svg:height="0.666cm" svg:x="16.103cm" svg:y="3.8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9.813cm" svg:y1="12.748cm" svg:x2="16.053cm" svg:y2="4.414cm">
          <text:p/>
        </draw:line>
        <draw:line draw:style-name="gr7" draw:text-style-name="P1" draw:layer="layout" svg:x1="9.813cm" svg:y1="12.748cm" svg:x2="16.053cm" svg:y2="16.638cm">
          <text:p/>
        </draw:line>
        <draw:frame draw:style-name="gr8" draw:text-style-name="P4" draw:layer="layout" svg:width="2.496cm" svg:height="1.684cm" svg:x="8.981cm" svg:y="14.97cm">
          <draw:text-box>
            <text:p text:style-name="P3"><text:span text:style-name="T1">Φ</text:span></text:p>
          </draw:text-box>
        </draw:frame>
        <draw:ellipse draw:style-name="gr9" draw:text-style-name="P3" draw:layer="layout" svg:width="9.362cm" svg:height="7.779cm" svg:x="5.444cm" svg:y="8.859cm" draw:kind="arc" draw:start-angle="62.72" draw:end-angle="93.42">
          <text:p/>
        </draw:ellipse>
        <draw:ellipse draw:style-name="gr10" draw:text-style-name="P3" draw:layer="layout" svg:width="6.24cm" svg:height="3.888cm" svg:x="6.692cm" svg:y="11.082cm" draw:kind="arc" draw:start-angle="245.77" draw:end-angle="319.24">
          <text:p/>
        </draw:ellipse>
        <draw:frame draw:style-name="gr8" draw:text-style-name="P5" draw:layer="layout" svg:width="2.496cm" svg:height="1.684cm" svg:x="9.934cm" svg:y="7.667cm">
          <draw:text-box>
            <text:p text:style-name="P3"><text:span text:style-name="T2">Φ</text:span></text:p>
          </draw:text-box>
        </draw:frame>
        <draw:frame draw:style-name="gr11" draw:text-style-name="P6" draw:layer="layout" svg:width="1.27cm" svg:height="0.962cm" svg:x="4.692cm" svg:y="19.232cm">
          <draw:text-box>
            <text:p text:style-name="P3"><text:span text:style-name="T3">e</text:span><text:span text:style-name="T4">x</text:span></text:p>
          </draw:text-box>
        </draw:frame>
        <draw:frame draw:style-name="gr11" draw:text-style-name="P6" draw:layer="layout" svg:width="1.27cm" svg:height="0.962cm" svg:x="23.542cm" svg:y="12.22cm">
          <draw:text-box>
            <text:p text:style-name="P3"><text:span text:style-name="T3">e</text:span><text:span text:style-name="T4">y</text:span></text:p>
          </draw:text-box>
        </draw:frame>
        <draw:frame draw:style-name="gr11" draw:text-style-name="P6" draw:layer="layout" svg:width="1.27cm" svg:height="0.962cm" svg:x="9.255cm" svg:y="0.682cm">
          <draw:text-box>
            <text:p text:style-name="P3"><text:span text:style-name="T3">e</text:span><text:span text:style-name="T4">z</text:span></text:p>
          </draw:text-box>
        </draw:frame>
        <draw:frame draw:style-name="gr12" draw:text-style-name="P3" draw:layer="layout" svg:width="0.629cm" svg:height="1.034cm" svg:x="13.382cm" svg:y="5.99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_20__28_Rounded_29_" draw:display-name="Dash (Rounded)" draw:style="round" draw:dots1="1" draw:dots1-length="201%" draw:distance="1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7T21:33:04.057954437</meta:creation-date>
    <dc:date>2025-08-28T01:48:01.030122431</dc:date>
    <meta:editing-duration>PT18M56S</meta:editing-duration>
    <meta:editing-cycles>6</meta:editing-cycles>
    <meta:generator>LibreOffice/25.2.5.2$Linux_X86_64 LibreOffice_project/fb4792146257752f54eab576deb869869b108571</meta:generator>
    <meta:print-date>2025-08-28T01:46:54.180516341</meta:print-date>
    <meta:document-statistic meta:object-count="15"/>
  </office:meta>
</office:document-meta>
</file>

<file path=Object 1/content.xml><?xml version="1.0" encoding="utf-8"?>
<math xmlns="http://www.w3.org/1998/Math/MathML" display="block">
  <semantics>
    <mstyle mathcolor="red">
      <mover accent="true">
        <mi mathvariant="normal">Ω</mi>
        <mo stretchy="true">^</mo>
      </mover>
    </mstyle>
    <annotation encoding="StarMath 5.0">color red {widehat {%OMEGA}}</annotation>
  </semantics>
</math>
</file>